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opControlPanel.configure( Test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opControlPanel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ControlPanel.LoopControlPanel( boolean displa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opControlPanel.actionPerformed( Ac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opControlPanel.LoopControl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ControlPanel.createLoopCoun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opControlPanel.setState( String loop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opControlPanel.setState( int loop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opControlPanel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opControlPanel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opControlPanel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opControlPanel.modifyTestElement( TestElement l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